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4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302in"/>
    </style:style>
    <style:style style:name="co4" style:family="table-column">
      <style:table-column-properties fo:break-before="auto" style:column-width="2.42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igit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ARDUINOPI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CONNECTION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DDRVAL</text:p>
          </table:table-cell>
          <table:table-cell office:value-type="string" calcext:value-type="string">
            <text:p>PORTVAL</text:p>
          </table:table-cell>
        </table:table-row>
        <table:table-row table:style-name="ro1">
          <table:table-cell office:value-type="string" calcext:value-type="string">
            <text:p>D00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15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OUTFLOW1</text:p>
          </table:table-cell>
          <table:table-cell office:value-type="string" calcext:value-type="string">
            <text:p>J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17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OUTFLOW3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2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12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2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1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3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28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4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32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49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40</text:p>
          </table:table-cell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5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44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0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INFLOW6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OUTFLOW2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2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1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2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14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3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27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4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31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48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39</text:p>
          </table:table-cell>
          <table:table-cell office:value-type="string" calcext:value-type="string">
            <text:p>L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5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43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19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10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2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15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3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26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39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30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4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38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5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42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0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AIN VALVE 2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0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AIN VALVE 3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18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9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2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16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3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2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4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37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5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41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0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PUMP 1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07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INFLOW2</text:p>
          </table:table-cell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FLOAT 1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2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17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3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24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4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36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0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PUMP 2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0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AIN VALVE 1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08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INFLOW3</text:p>
          </table:table-cell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FLOAT 2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2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18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3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23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4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35</text:p>
          </table:table-cell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09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INFLOW1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INFLOW4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28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19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3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22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4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34</text:p>
          </table:table-cell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INFLOW5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29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20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3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21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38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29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4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NK 33</text:p>
          </table:table-cell>
          <table:table-cell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table table:name="Analog" table:style-name="ta1">
        <table:table-column table:style-name="co2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Connection</text:p>
          </table:table-cell>
        </table:table-row>
        <table:table-row table:style-name="ro1">
          <table:table-cell office:value-type="string" calcext:value-type="string">
            <text:p>A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5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Digital.A1:Digital.G55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5">00/00/0000</text:date>, <text:time style:data-style-name="N2" text:time-value="11:17:58.8168065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1T18:21:38.733957964</meta:creation-date>
    <dc:date>2021-06-05T14:19:04.825947841</dc:date>
    <meta:editing-duration>PT13H59M53S</meta:editing-duration>
    <meta:editing-cycles>4</meta:editing-cycles>
    <meta:generator>LibreOffice/6.4.7.2$Linux_X86_64 LibreOffice_project/40$Build-2</meta:generator>
    <meta:document-statistic meta:table-count="2" meta:cell-count="350" meta:object-count="0"/>
  </office:meta>
</office:document-meta>
</file>